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URW Chancery L" svg:font-family="'URW Chancery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Gothic" svg:font-family="Gothic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racability-Matrix" style:family="table">
      <style:table-properties style:width="4.4535in" fo:margin-left="0.9528in" fo:margin-right="1.5188in" table:align="margins"/>
    </style:style>
    <style:style style:name="Tracability-Matrix.A" style:family="table-column">
      <style:table-column-properties style:column-width="1.3514in" style:rel-column-width="1946*"/>
    </style:style>
    <style:style style:name="Tracability-Matrix.B" style:family="table-column">
      <style:table-column-properties style:column-width="1.7139in" style:rel-column-width="2468*"/>
    </style:style>
    <style:style style:name="Tracability-Matrix.C" style:family="table-column">
      <style:table-column-properties style:column-width="1.3868in" style:rel-column-width="1997*"/>
    </style:style>
    <style:style style:name="Tracability-Matrix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racability-Matrix.C1" style:family="table-cell">
      <style:table-cell-properties fo:padding="0.0382in" fo:border="0.0007in solid #000000"/>
    </style:style>
    <style:style style:name="Tracability-Matrix.A2" style:family="table-cell">
      <style:table-cell-properties fo:padding="0.0382in" fo:border-left="0.0007in solid #000000" fo:border-right="none" fo:border-top="none" fo:border-bottom="0.0007in solid #000000"/>
    </style:style>
    <style:style style:name="Tracability-Matrix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URW Chancery L" fo:font-size="48pt" style:font-size-asian="48pt" style:font-size-complex="48pt"/>
    </style:style>
    <style:style style:name="P3" style:family="paragraph" style:parent-style-name="Standard">
      <style:paragraph-properties fo:text-align="center" style:justify-single-word="false"/>
      <style:text-properties style:font-name="URW Chancery L" fo:font-size="24pt" style:font-size-asian="24pt" style:font-size-complex="24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 fo:break-before="page"/>
    </style:style>
    <style:style style:name="P6" style:family="paragraph" style:parent-style-name="Table_20_Contents">
      <style:paragraph-properties fo:text-align="start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Design Document</text:p>
      <text:p text:style-name="P3">Samir Faci</text:p>
      <text:p text:style-name="P3">CS440 </text:p>
      <text:p text:style-name="P1"/>
      <text:p text:style-name="P1"/>
      <text:p text:style-name="P4"/>
      <text:p text:style-name="P5">1. Introduction <text:s text:c="8"/>check.</text:p>
      <text:p text:style-name="P4"><text:tab/></text:p>
      <text:p text:style-name="P4"><text:tab/>a.) <text:s/>Preface</text:p>
      <text:p text:style-name="P4"/>
      <text:p text:style-name="P4"><text:tab/>The software title, 440-Stenography is an application which will embed any text or binary data into any image file that is supported. <text:s/><text:line-break/></text:p>
      <text:p text:style-name="P4"><text:tab/>b.) <text:s/>Scope</text:p>
      <text:p text:style-name="P4"/>
      <text:p text:style-name="P4"><text:s text:c="8"/>The following image formats are supported: <text:s/>.JPG, .JPEG, .TIFF, .PNG. <text:s/>The software will have 2 modes, extract and embed. <text:s/>Embed mode will take an input image file name, a data file to embed, and an output image file which is optional. <text:s/>If the output image file is omitted, the data will be embedded into the input image file. <text:s/>The extract mode will retrieve the file information embedded into the image, extract the data and write the file into the current working directory. <text:s/>The embedded data will be encapsulated inside the md5sum of the string 440 (5102c54a839a31054559e7d99720ad84 in hex bytes)</text:p>
      <text:p text:style-name="P4"/>
      <text:p text:style-name="P4">Processing functions:</text:p>
      <text:p text:style-name="P4"/>
      <text:p text:style-name="P4">inputs:</text:p>
      <text:p text:style-name="P4"><text:s text:c="4"/>data file <text:s/>-- any text or binary file to be embedded into the image file.</text:p>
      <text:p text:style-name="P4"><text:s text:c="4"/>Input file – an image file template which will be used as the foreground.</text:p>
      <text:p text:style-name="P4"><text:s text:c="4"/>Output file – an image file into which the data is embedded (if omitted the input file will be used as output)</text:p>
      <text:p text:style-name="P4"/>
      <text:p text:style-name="P4">Output: </text:p>
      <text:p text:style-name="P4"/>
      <text:p text:style-name="P4"><text:s text:c="5"/>An image file that will not be any different to the human eye but will include data file embedded inside it. <text:s/></text:p>
      <text:p text:style-name="P4"/>
      <text:p text:style-name="P4">Processing Functions:</text:p>
      <text:p text:style-name="P4"/>
      <text:p text:style-name="P4"><text:tab/>struct parms tokenize(int, char*[]);</text:p>
      <text:p text:style-name="P4"><text:tab/>void embed(ifstream &amp;in, ofstream &amp;out, struct parms,char []);</text:p>
      <text:p text:style-name="P4"><text:tab/>void extract(parms arg, ifstream&amp; in);</text:p>
      <text:p text:style-name="P4"><text:tab/>void clean(struct <text:s/>parms arg);</text:p>
      <text:p text:style-name="P4"><text:tab/>struct file_info image_info(ifstream &amp;image,struct parms arg );</text:p>
      <text:p text:style-name="P4"><text:tab/>void extract_data(string search, int loc);</text:p>
      <text:p text:style-name="P4"/>
      <text:p text:style-name="P4"/>
      <text:p text:style-name="P4"><text:tab/>c.) <text:s/>Definition of Acronyms</text:p>
      <text:p text:style-name="P4"/>
      <text:p text:style-name="P4"><text:tab/>No abbreviations were used. </text:p>
      <text:p text:style-name="P4"/>
      <text:p text:style-name="P5">2. <text:s/>Architectural Design</text:p>
      <text:p text:style-name="P4"/>
      <text:p text:style-name="P4"><text:tab/>See Attachment.</text:p>
      <text:p text:style-name="P4"><text:s text:c="6"/></text:p>
      <text:p text:style-name="P4">3. <text:s/>Component/ Module Design</text:p>
      <text:p text:style-name="P4"><text:s text:c="12"/>Detailed description of each module contained with the architecture is presented</text:p>
      <text:p text:style-name="P4"/>
      <text:p text:style-name="P4"><text:s text:c="11"/>i.<text:line-break/><text:line-break/><text:tab/>Module name:<text:tab/><text:tab/>tokenize</text:p>
      <text:p text:style-name="P4"><text:tab/>Module type:<text:tab/><text:tab/>function</text:p>
      <text:p text:style-name="P4"><text:tab/>Return type:<text:tab/><text:tab/>struct parms <text:s/>-- struct of tokenized arguments</text:p>
      <text:p text:style-name="P4"><text:tab/>Input Arguments:<text:tab/>int argc <text:s text:c="2"/>-- number of arguments</text:p>
      <text:p text:style-name="P4"><text:tab/><text:tab/><text:tab/><text:tab/>char*argv – string array of command line parameters</text:p>
      <text:p text:style-name="P4"><text:tab/>Output Arguments:<text:tab/>None</text:p>
      <text:p text:style-name="P4"><text:tab/>Error Messages:<text:tab/>Invalid Arguments passed</text:p>
      <text:p text:style-name="P4"><text:tab/>Files Accessed:<text:tab/>None</text:p>
      <text:p text:style-name="P4"><text:tab/>Files Changed:<text:tab/>None</text:p>
      <text:p text:style-name="P4"><text:tab/>Modules called:<text:tab/>None</text:p>
      <text:p text:style-name="P4"><text:tab/>Narrative:<text:tab/><text:tab/>This modules takes the command line arguments being passed in </text:p>
      <text:p text:style-name="P4"><text:tab/><text:tab/><text:tab/><text:tab/>and will tokenize it and split into something that can be used inside </text:p>
      <text:p text:style-name="P4"><text:tab/><text:tab/><text:tab/><text:tab/>the program. <text:s/>If any arguments are invalid it will spit out an error.</text:p>
      <text:p text:style-name="P4"><text:line-break/><text:tab/>ii. <text:s/>Restrictions/Limitations</text:p>
      <text:p text:style-name="P4"/>
      <text:p text:style-name="P4"><text:tab/><text:tab/>Doesn't accept any input not within the constraints of the program. <text:s/>ie.</text:p>
      <text:p text:style-name="P4"><text:tab/><text:tab/> <text:tab/>Only the following tags are accepted: <text:s/>--input</text:p>
      <text:p text:style-name="P4"><text:tab/><text:tab/><text:tab/><text:tab/><text:tab/><text:tab/><text:tab/><text:tab/> <text:s/>--extract</text:p>
      <text:p text:style-name="P4"><text:tab/><text:tab/><text:tab/><text:tab/><text:tab/><text:tab/><text:tab/><text:tab/> <text:s/>--output</text:p>
      <text:p text:style-name="P4"><text:tab/><text:tab/><text:tab/><text:tab/><text:tab/><text:tab/><text:tab/><text:tab/> <text:s/>--embed</text:p>
      <text:p text:style-name="P4"/>
      <text:p text:style-name="P4"><text:tab/>iii. Local Data Structures<text:line-break/><text:line-break/><text:tab/><text:tab/>char * input – input string</text:p>
      <text:p text:style-name="P4"><text:tab/><text:tab/>char* output – output string</text:p>
      <text:p text:style-name="P4"><text:line-break/><text:tab/>iv. <text:s/>Algorithms<text:line-break/><text:line-break/><text:tab/><text:tab/>NA<text:line-break/><text:line-break/><text:tab/>v. <text:s/>Performance issues<text:line-break/><text:line-break/><text:tab/><text:tab/>NA<text:line-break/><text:line-break/><text:tab/>vi. <text:s/>Design Constraints<text:line-break/><text:line-break/><text:tab/><text:tab/>NA</text:p>
      <text:p text:style-name="P4"><text:line-break/></text:p>
      <text:p text:style-name="P5">i.<text:line-break/><text:tab/>Module name:<text:tab/><text:tab/>embed</text:p>
      <text:p text:style-name="P4"><text:tab/>Module type:<text:tab/><text:tab/>function</text:p>
      <text:p text:style-name="P4"><text:tab/>Return type:<text:tab/><text:tab/>None</text:p>
      <text:p text:style-name="P4"><text:tab/>Input Arguments:<text:tab/>ifstream input <text:s/>-- a file stream for the input image</text:p>
      <text:p text:style-name="P4"><text:tab/><text:tab/><text:tab/><text:tab/>struct parms <text:s/>-- a struct with all the parameters that were passed in</text:p>
      <text:p text:style-name="P4"><text:tab/><text:tab/><text:tab/><text:tab/>char [] -- a string which is the md5sum of “440” that openning and </text:p>
      <text:p text:style-name="P4"><text:tab/><text:tab/><text:tab/><text:tab/>closing tags.</text:p>
      <text:p text:style-name="P4"><text:tab/>Output Arguments:<text:tab/>ofstream output – a file stream for the output image</text:p>
      <text:p text:style-name="P4"><text:tab/>Error Messages:<text:tab/>Error, could not open files.</text:p>
      <text:p text:style-name="P4"><text:tab/>Files Accessed:<text:tab/>input file, and output file</text:p>
      <text:p text:style-name="P4"><text:tab/>Files Changed:<text:tab/>output file</text:p>
      <text:p text:style-name="P4"><text:tab/>Modules called:<text:tab/>image_info</text:p>
      <text:p text:style-name="P4"><text:tab/>Narrative:<text:tab/><text:tab/>The image takes a file stream as input reads the data and writes into the <text:tab/><text:tab/><text:tab/><text:tab/><text:tab/>output stream. <text:s/>It then opens up the data file using the parameters passed <text:tab/><text:tab/><text:tab/><text:tab/><text:tab/>in and embed the data file enclosed in the md5sums inside the output file. <text:s text:c="3"/><text:tab/><text:tab/><text:tab/><text:tab/>It also appends data about the file being embedded such as file size, file <text:tab/><text:tab/><text:tab/><text:tab/><text:tab/>name etc.</text:p>
      <text:p text:style-name="P4"><text:tab/><text:tab/><text:tab/><text:tab/></text:p>
      <text:p text:style-name="P4"><text:tab/>ii. <text:s/>Restrictions/limitations.</text:p>
      <text:p text:style-name="P4"><text:tab/><text:tab/><text:line-break/><text:tab/><text:tab/>Image size limited to available ram/swap memory.<text:line-break/></text:p>
      <text:p text:style-name="P4"><text:tab/>iii. Local Data Structures<text:line-break/><text:line-break/><text:tab/><text:tab/>struct file_info – info on the data file about to be embedded.<text:line-break/><text:line-break/><text:tab/>iv. <text:s/>Algorithms<text:line-break/><text:line-break/><text:tab/><text:tab/>NA<text:line-break/><text:line-break/><text:tab/>v. <text:s/>Performance issues<text:line-break/><text:line-break/><text:tab/><text:tab/>NA<text:line-break/><text:line-break/><text:tab/>vi. <text:s/>Design Constraints</text:p>
      <text:p text:style-name="P4"><text:line-break/><text:tab/><text:tab/>NA</text:p>
      <text:p text:style-name="P4">i.</text:p>
      <text:p text:style-name="P4"><text:tab/>Module name:<text:tab/><text:tab/>image_info</text:p>
      <text:p text:style-name="P4"><text:tab/>Module type:<text:tab/><text:tab/>function</text:p>
      <text:p text:style-name="P4"><text:tab/>Return type:<text:tab/><text:tab/>struct file_info</text:p>
      <text:p text:style-name="P4"><text:tab/>Input Arguments:<text:tab/>ifstream input <text:s/>-- an image file</text:p>
      <text:p text:style-name="P4"><text:tab/><text:tab/><text:tab/><text:tab/>struct parms <text:s/>-- a struct with all the parameters that were passed in</text:p>
      <text:p text:style-name="P4"><text:tab/>Output Arguments:<text:tab/>None</text:p>
      <text:p text:style-name="P4"><text:tab/>Error Messages:<text:tab/>None</text:p>
      <text:p text:style-name="P4"><text:tab/>Files Accessed:<text:tab/>input file</text:p>
      <text:p text:style-name="P4"><text:tab/>Files Changed:<text:tab/>None</text:p>
      <text:p text:style-name="P4"><text:tab/>Modules called:<text:tab/>None</text:p>
      <text:p text:style-name="P4"><text:tab/>Narrative:<text:tab/><text:tab/>Takes the file input, which is an image file and then returns the struct <text:tab/><text:tab/><text:tab/><text:tab/><text:tab/>with information about that file embedded in it. <text:s/></text:p>
      <text:p text:style-name="P4"><text:tab/>ii. <text:s/>Restrictions:</text:p>
      <text:p text:style-name="P4"><text:line-break/><text:tab/><text:tab/>NA<text:line-break/></text:p>
      <text:p text:style-name="P4"><text:tab/>iii. Local Data Structures<text:line-break/><text:line-break/><text:tab/><text:tab/>struct file_info <text:s/>-- returns file info <text:line-break/><text:tab/><text:tab/>char *ptr – file name<text:line-break/><text:line-break/><text:tab/>iv. <text:s/>Algorithms<text:line-break/><text:line-break/><text:tab/><text:tab/>NA<text:line-break/><text:line-break/><text:tab/>v. <text:s/>Performance issues<text:line-break/><text:line-break/><text:tab/><text:tab/>NA<text:line-break/><text:line-break/><text:tab/>vi. <text:s/>Design Constraints<text:line-break/><text:line-break/><text:tab/><text:tab/>NA</text:p>
      <text:p text:style-name="P4">i.</text:p>
      <text:p text:style-name="P4"><text:tab/>Module name:<text:tab/><text:tab/>extract</text:p>
      <text:p text:style-name="P4"><text:tab/>Module type:<text:tab/><text:tab/>function</text:p>
      <text:p text:style-name="P4"><text:tab/>Return type:<text:tab/><text:tab/>None</text:p>
      <text:p text:style-name="P4"><text:tab/>Input Arguments:<text:tab/>ifstream input <text:s/>-- an image file</text:p>
      <text:p text:style-name="P4"><text:tab/><text:tab/><text:tab/><text:tab/>struct parms <text:s/>-- a struct with all the parameters that were passed in</text:p>
      <text:p text:style-name="P4"><text:tab/>Output Arguments:<text:tab/>None</text:p>
      <text:p text:style-name="P4"><text:tab/>Error Messages:<text:tab/>Error – could not open image file</text:p>
      <text:p text:style-name="P4"><text:tab/>Files Accessed:<text:tab/>the input file – image file</text:p>
      <text:p text:style-name="P4"><text:tab/>Files Changed:<text:tab/>None</text:p>
      <text:p text:style-name="P4"><text:tab/>Modules called:<text:tab/>extract_data</text:p>
      <text:p text:style-name="P4"><text:tab/>Narrative:<text:tab/><text:tab/>Parses through the image file and locates the embedded data. <text:s/>Once that's <text:tab/><text:tab/><text:tab/><text:tab/>located, it calls a function called extract_data which will write the data to <text:tab/><text:tab/><text:tab/><text:tab/>the current working directory.</text:p>
      <text:p text:style-name="P4"/>
      <text:p text:style-name="P4"/>
      <text:p text:style-name="P4"><text:tab/>ii. <text:s/>Restrictions:</text:p>
      <text:p text:style-name="P4"><text:line-break/><text:tab/><text:tab/>NA<text:line-break/></text:p>
      <text:p text:style-name="P4"><text:tab/>iii. Local Data Structures<text:line-break/><text:line-break/><text:tab/><text:tab/>char dump[file_size] a char array of the data file that is embedded <text:line-break/><text:line-break/><text:tab/>iv. <text:s/>Algorithms<text:line-break/><text:tab/><text:line-break/><text:tab/><text:tab/>NA<text:line-break/><text:line-break/><text:tab/>v. <text:s/>Performance issues<text:line-break/><text:line-break/><text:tab/><text:tab/>NA<text:line-break/><text:tab/>vi. <text:s/>Design Constraints</text:p>
      <text:p text:style-name="P4"><text:line-break/><text:tab/><text:tab/>NA<text:line-break/></text:p>
      <text:p text:style-name="P4">i.</text:p>
      <text:p text:style-name="P4"><text:tab/>Module name:<text:tab/><text:tab/>extract_data</text:p>
      <text:p text:style-name="P4"><text:tab/>Module type:<text:tab/><text:tab/>function</text:p>
      <text:p text:style-name="P4"><text:tab/>Return type:<text:tab/><text:tab/>None</text:p>
      <text:p text:style-name="P4"><text:tab/>Input Arguments:<text:tab/>string search – the data in the image file as a large string.</text:p>
      <text:p text:style-name="P4"><text:tab/><text:tab/><text:tab/><text:tab/>Int loc – location where the data is embedded in the string.</text:p>
      <text:p text:style-name="P4"><text:tab/>Output Arguments:<text:tab/>None</text:p>
      <text:p text:style-name="P4"><text:tab/>Error Messages:<text:tab/>Error – could not write file </text:p>
      <text:p text:style-name="P4"><text:tab/>Files Accessed:<text:tab/>the input file – image file</text:p>
      <text:p text:style-name="P4"><text:tab/>Files Changed:<text:tab/>None</text:p>
      <text:p text:style-name="P4"><text:tab/>Modules called:<text:tab/>None.</text:p>
      <text:p text:style-name="P4"><text:tab/>Narrative:<text:tab/><text:tab/>Parses through the image file stored as a string and retrieves the <text:tab/><text:tab/><text:tab/><text:tab/><text:tab/><text:tab/>embedded data and creates a file in the current working directory.</text:p>
      <text:p text:style-name="P4"/>
      <text:p text:style-name="P4"><text:tab/>ii. <text:s/>Restrictions/limitations;</text:p>
      <text:p text:style-name="P4"><text:line-break/><text:tab/><text:tab/>user has to have write access to current working directory.<text:line-break/></text:p>
      <text:p text:style-name="P4"><text:tab/>iii. Local Data Structures<text:line-break/><text:line-break/><text:tab/><text:tab/>ofstream data – data file to write data out to.<text:line-break/><text:line-break/><text:tab/>iv. <text:s/>Algorithms<text:line-break/><text:line-break/><text:tab/><text:tab/>NA<text:line-break/><text:line-break/><text:tab/>v. <text:s/>Performance issues<text:line-break/><text:line-break/><text:tab/><text:tab/>NA<text:line-break/><text:line-break/><text:tab/>vi. <text:s/>Design Constraints</text:p>
      <text:p text:style-name="P4"><text:line-break/><text:tab/><text:tab/>NA<text:line-break/><text:line-break/></text:p>
      <text:p text:style-name="P4">4. <text:s text:c="3"/>User Interface <text:s text:c="12"/>check</text:p>
      <text:p text:style-name="P4"/>
      <text:p text:style-name="P4"><text:tab/>a. <text:s/>Description of user interface</text:p>
      <text:p text:style-name="P4"/>
      <text:p text:style-name="P4"><text:tab/><text:tab/>There is no user interface of any kind, nor is one planned. <text:s/>The current project does not account for any graphical front end. <text:s/>A front end may be implemented at a later date if the customer wishes to add one for a nominal fee. <text:s/>The current program has a command line interface which is in the following format:</text:p>
      <text:p text:style-name="P4"><text:tab/><text:tab/>prograname –input &lt;inputfile&gt; --output &lt;outputfile&gt; --embed &lt;datafile&gt;</text:p>
      <text:p text:style-name="P4"><text:tab/><text:tab/></text:p>
      <text:p text:style-name="P4"><text:tab/><text:tab/><text:tab/>will embed data file into the output file, if output file already exists it will <text:tab/><text:tab/><text:tab/><text:tab/>overwrite it.</text:p>
      <text:p text:style-name="P4"/>
      <text:p text:style-name="P4"><text:tab/><text:tab/>programname –extract &lt;inputfile&gt;</text:p>
      <text:p text:style-name="P4"/>
      <text:p text:style-name="P4"><text:tab/><text:tab/><text:tab/>will extract a datafile form the input file in the md5sum of 440 is found within <text:tab/><text:tab/><text:tab/><text:tab/>the image file.</text:p>
      <text:p text:style-name="P4"/>
      <text:p text:style-name="P4"><text:tab/>b. <text:s/>Screen images</text:p>
      <text:p text:style-name="P4"/>
      <text:p text:style-name="P4"><text:tab/><text:tab/>No applicable. <text:s/>No screen to display</text:p>
      <text:p text:style-name="P4"/>
      <text:p text:style-name="P4"><text:tab/>c. <text:s/>Objects and actions</text:p>
      <text:p text:style-name="P4"/>
      <text:p text:style-name="P4"><text:tab/><text:tab/>No screens, no actions </text:p>
      <text:p text:style-name="P4"/>
      <text:p text:style-name="P4"><text:tab/>d. <text:s/>Interface Design Rules</text:p>
      <text:p text:style-name="P4"><text:tab/><text:tab/></text:p>
      <text:p text:style-name="P4"><text:tab/><text:tab/>No UI, No conventions, no standards.</text:p>
      <text:p text:style-name="P4"><text:tab/><text:tab/></text:p>
      <text:p text:style-name="P4"><text:tab/>e. <text:s/>Components available</text:p>
      <text:p text:style-name="P4"/>
      <text:p text:style-name="P4"><text:tab/><text:tab/>There are no gui components since there are no</text:p>
      <text:p text:style-name="P4"/>
      <text:p text:style-name="P4">5. <text:s/>Restrictions, Limitations and constraints <text:s/>check</text:p>
      <text:p text:style-name="P4"/>
      <text:p text:style-name="P4"><text:tab/><text:tab/>No image format outside the ones mention are supported. <text:s/>Mixing image format for input and output is not supported either. <text:s/></text:p>
      <text:p text:style-name="P4"/>
      <text:p text:style-name="P4">6. <text:s/>Appendices</text:p>
      <text:p text:style-name="P4"/>
      <text:p text:style-name="P4"><text:tab/>a. <text:s/>Requirements traceability matrix</text:p>
      <text:p text:style-name="P4"/>
      <table:table table:name="Tracability-Matrix" table:style-name="Tracability-Matrix">
        <table:table-column table:style-name="Tracability-Matrix.A"/>
        <table:table-column table:style-name="Tracability-Matrix.B"/>
        <table:table-column table:style-name="Tracability-Matrix.C"/>
        <table:table-row>
          <table:table-cell table:style-name="Tracability-Matrix.A1" office:value-type="string">
            <text:p text:style-name="P6"/>
          </table:table-cell>
          <table:table-cell table:style-name="Tracability-Matrix.A1" office:value-type="string">
            <text:p text:style-name="P6">Embed</text:p>
          </table:table-cell>
          <table:table-cell table:style-name="Tracability-Matrix.C1" office:value-type="string">
            <text:p text:style-name="P6">Extract</text:p>
          </table:table-cell>
        </table:table-row>
        <table:table-row>
          <table:table-cell table:style-name="Tracability-Matrix.A2" office:value-type="string">
            <text:p text:style-name="P6">tokenize</text:p>
          </table:table-cell>
          <table:table-cell table:style-name="Tracability-Matrix.A2" office:value-type="string">
            <text:p text:style-name="P6"/>
          </table:table-cell>
          <table:table-cell table:style-name="Tracability-Matrix.C2" office:value-type="string">
            <text:p text:style-name="P6"/>
          </table:table-cell>
        </table:table-row>
        <table:table-row>
          <table:table-cell table:style-name="Tracability-Matrix.A2" office:value-type="string">
            <text:p text:style-name="P6">Extract</text:p>
          </table:table-cell>
          <table:table-cell table:style-name="Tracability-Matrix.A2" office:value-type="string">
            <text:p text:style-name="P6"/>
          </table:table-cell>
          <table:table-cell table:style-name="Tracability-Matrix.C2" office:value-type="string">
            <text:p text:style-name="P6">X</text:p>
          </table:table-cell>
        </table:table-row>
        <table:table-row>
          <table:table-cell table:style-name="Tracability-Matrix.A2" office:value-type="string">
            <text:p text:style-name="P6">Extract_Data</text:p>
          </table:table-cell>
          <table:table-cell table:style-name="Tracability-Matrix.A2" office:value-type="string">
            <text:p text:style-name="P6"/>
          </table:table-cell>
          <table:table-cell table:style-name="Tracability-Matrix.C2" office:value-type="string">
            <text:p text:style-name="P6">X</text:p>
          </table:table-cell>
        </table:table-row>
        <table:table-row>
          <table:table-cell table:style-name="Tracability-Matrix.A2" office:value-type="string">
            <text:p text:style-name="P6">Embed</text:p>
          </table:table-cell>
          <table:table-cell table:style-name="Tracability-Matrix.A2" office:value-type="string">
            <text:p text:style-name="P6">X</text:p>
          </table:table-cell>
          <table:table-cell table:style-name="Tracability-Matrix.C2" office:value-type="string">
            <text:p text:style-name="P6"/>
          </table:table-cell>
        </table:table-row>
        <table:table-row>
          <table:table-cell table:style-name="Tracability-Matrix.A2" office:value-type="string">
            <text:p text:style-name="P6">Image_info</text:p>
          </table:table-cell>
          <table:table-cell table:style-name="Tracability-Matrix.A2" office:value-type="string">
            <text:p text:style-name="P6">X</text:p>
          </table:table-cell>
          <table:table-cell table:style-name="Tracability-Matrix.C2" office:value-type="string">
            <text:p text:style-name="P6"/>
          </table:table-cell>
        </table:table-row>
      </table:table>
      <text:p text:style-name="P4"><text:tab/><text:tab/></text:p>
      <text:p text:style-name="P4"><text:tab/>b. <text:s/>Packaging and installation issues</text:p>
      <text:p text:style-name="P4"/>
      <text:p text:style-name="P4"><text:tab/><text:tab/>NA. <text:s/>Program is a single executable, there were no packaging and installation issues.<text:line-break/></text:p>
      <text:p text:style-name="P4"><text:tab/>c. <text:s/>Design metrics to be used</text:p>
      <text:p text:style-name="P4"/>
      <text:p text:style-name="P4"><text:tab/><text:tab/>NA<text:tab/></text:p>
      <text:p text:style-name="P4"/>
      <text:p text:style-name="P4"><text:tab/>d. <text:s/>Supplementary Information </text:p>
      <text:p text:style-name="P4"><text:tab/><text:tab/>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URW Chancery L" svg:font-family="'URW Chancery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Gothic" svg:font-family="Gothic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Bitstream Vera San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Gothic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Samir Faci</meta:initial-creator>
    <meta:creation-date>2006-11-07T17:05:22</meta:creation-date>
    <dc:creator>Samir Faci</dc:creator>
    <dc:date>2006-11-09T14:02:07</dc:date>
    <dc:language>en-US</dc:language>
    <meta:editing-cycles>26</meta:editing-cycles>
    <meta:editing-duration>PT6H29M3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7" meta:paragraph-count="158" meta:word-count="1150" meta:character-count="7494"/>
  </office:meta>
</office:document-meta>
</file>